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variant="normal" fo:text-transform="none" fo:color="#262626" style:font-name="Helvetica Neue" fo:font-size="14pt" fo:letter-spacing="normal" fo:font-style="normal" fo:font-weight="bold" officeooo:paragraph-rsid="000cb3b2"/>
    </style:style>
    <style:style style:name="P2" style:family="paragraph" style:parent-style-name="Text_20_body">
      <style:paragraph-properties fo:margin-left="0in" fo:margin-right="0in" fo:margin-top="0.052in" fo:margin-bottom="0.1563in" loext:contextual-spacing="false" fo:orphans="2" fo:widows="2" fo:text-indent="0in" style:auto-text-indent="false" fo:padding="0in" fo:border="none"/>
      <style:text-properties fo:font-variant="normal" fo:text-transform="none" fo:color="#262626" style:font-name="Georgia" fo:font-size="14.25pt" fo:letter-spacing="normal" fo:font-style="normal" fo:font-weight="normal"/>
    </style:style>
    <style:style style:name="P3" style:family="paragraph" style:parent-style-name="Text_20_body">
      <style:paragraph-properties fo:margin-left="0in" fo:margin-right="0in" fo:margin-top="0.052in" fo:margin-bottom="0.1563in" loext:contextual-spacing="false" fo:orphans="2" fo:widows="2" fo:text-indent="0in" style:auto-text-indent="false" fo:padding="0in" fo:border="none"/>
    </style:style>
    <style:style style:name="P4" style:family="paragraph" style:parent-style-name="Text_20_body">
      <style:paragraph-properties fo:margin-left="0.302in" fo:margin-right="0in" fo:text-indent="0in" style:auto-text-indent="false"/>
    </style:style>
    <style:style style:name="P5" style:family="paragraph" style:parent-style-name="Heading_20_2">
      <style:text-properties fo:font-variant="normal" fo:text-transform="none" fo:color="#262626" style:font-name="Helvetica Neue" fo:font-size="22.5pt" fo:letter-spacing="normal" fo:font-style="normal" fo:font-weight="bold"/>
    </style:style>
    <style:style style:name="P6" style:family="paragraph" style:parent-style-name="Heading_20_2">
      <style:text-properties fo:font-variant="normal" fo:text-transform="none" fo:color="#262626" style:font-name="Helvetica Neue" fo:font-size="14pt" fo:letter-spacing="normal" fo:font-style="normal" fo:font-weight="bold" officeooo:rsid="000cb3b2" officeooo:paragraph-rsid="000cb3b2" style:font-size-asian="14pt" style:font-size-complex="14pt"/>
    </style:style>
    <style:style style:name="P7" style:family="paragraph" style:parent-style-name="Heading_20_2">
      <style:paragraph-properties fo:margin-left="0in" fo:margin-right="0in" fo:margin-top="0.2083in" fo:margin-bottom="0.052in" loext:contextual-spacing="false" fo:line-height="120%" fo:orphans="2" fo:widows="2" fo:text-indent="0in" style:auto-text-indent="false"/>
      <style:text-properties fo:font-variant="normal" fo:text-transform="none" fo:color="#262626" style:font-name="Helvetica Neue" fo:font-size="22.5pt" fo:letter-spacing="normal" fo:font-style="normal" fo:font-weight="bold"/>
    </style:style>
    <style:style style:name="P8" style:family="paragraph" style:parent-style-name="Heading_20_3">
      <style:paragraph-properties fo:margin-left="0in" fo:margin-right="0in" fo:margin-top="0.2083in" fo:margin-bottom="0.052in" loext:contextual-spacing="false" fo:line-height="120%" fo:orphans="2" fo:widows="2" fo:text-indent="0in" style:auto-text-indent="false"/>
      <style:text-properties fo:font-variant="normal" fo:text-transform="none" fo:color="#262626" style:font-name="Helvetica Neue" fo:font-size="18.75pt" fo:letter-spacing="normal" fo:font-style="normal" fo:font-weight="bold"/>
    </style:style>
    <style:style style:name="P9" style:family="paragraph" style:parent-style-name="Preformatted_20_Text">
      <style:paragraph-properties fo:margin-left="0.302in" fo:margin-right="0in" fo:margin-top="0in" fo:margin-bottom="0in" loext:contextual-spacing="false" fo:orphans="2" fo:widows="2" fo:text-indent="0in" style:auto-text-indent="false" fo:padding-left="0.0417in" fo:padding-right="0.0417in" fo:padding-top="0.0193in" fo:padding-bottom="0.0193in" fo:border="0.06pt solid #cccccc"/>
      <style:text-properties fo:font-variant="normal" fo:text-transform="none" fo:color="#000000" style:font-name="monospace" fo:font-size="9.75pt" fo:letter-spacing="normal" fo:font-style="normal" fo:font-weight="normal" fo:background-color="#ffffff" loext:padding="0in" loext:border="none"/>
    </style:style>
    <style:style style:name="P10" style:family="paragraph" style:parent-style-name="Preformatted_20_Text">
      <style:paragraph-properties fo:margin-left="0.302in" fo:margin-right="0in" fo:margin-top="0in" fo:margin-bottom="0in" loext:contextual-spacing="false" fo:orphans="2" fo:widows="2" fo:text-indent="0in" style:auto-text-indent="false" fo:padding-left="0.0417in" fo:padding-right="0.0417in" fo:padding-top="0.0193in" fo:padding-bottom="0.0193in" fo:border="0.06pt solid #cccccc"/>
      <style:text-properties fo:font-variant="normal" fo:text-transform="none" fo:color="#116644" style:font-name="monospace" fo:font-size="9.75pt" fo:letter-spacing="normal" fo:font-style="normal" fo:font-weight="normal" fo:background-color="#ffffff" loext:padding="0in" loext:border="none"/>
    </style:style>
    <style:style style:name="T1" style:family="text">
      <style:text-properties fo:font-variant="normal" fo:text-transform="none" fo:color="#262626" style:font-name="Georgia" fo:font-size="14.25pt" fo:letter-spacing="normal" fo:font-style="normal" fo:font-weight="normal"/>
    </style:style>
    <style:style style:name="T2" style:family="text">
      <style:text-properties fo:font-variant="normal" fo:text-transform="none" fo:color="#c7254e" style:font-name="monospace" fo:font-size="9.75pt" fo:letter-spacing="normal" fo:font-style="normal" fo:font-weight="normal" fo:background-color="#f9f2f4" loext:char-shading-value="0" loext:padding="0in" loext:border="none"/>
    </style:style>
    <style:style style:name="T3" style:family="text">
      <style:text-properties fo:color="#116644"/>
    </style:style>
    <style:style style:name="T4" style:family="text">
      <style:text-properties officeooo:rsid="000cb3b2" style:font-size-asian="14pt" style:font-size-complex="14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Full article available at :</text:h>
      <text:p text:style-name="P1"><text:a xlink:type="simple" xlink:href="https://dzone.com/articles/java-code-challenge-bus-gossip" text:style-name="Internet_20_link" text:visited-style-name="Visited_20_Internet_20_Link"><text:span text:style-name="T4">https://dzone.com/articles/java-code-challenge-bus-gossip</text:span></text:a></text:p>
      <text:p text:style-name="P1"><text:span text:style-name="T4"/></text:p>
      <text:h text:style-name="P5" text:outline-level="2">Description</text:h>
      <text:p text:style-name="P2">Bus drivers like to gossip, everyone knows that. And bus drivers can gossip when they end up at the same stop. So now we are going to calculate after how many stops all the bus drivers know all the gossips.</text:p>
      <text:p text:style-name="P2">You will be given a number of bus routes that the drivers follow. Each route is appointed to 1 driver. When 2 or more drivers are at the same stop (even if it is the start), they can exchange all the gossips they know. Each driver starts with one gossip.</text:p>
      <text:p text:style-name="P3"><text:span text:style-name="T1">A route looks like this: </text:span><text:span text:style-name="Source_20_Text"><text:span text:style-name="T2">1 2 3 4</text:span></text:span><text:span text:style-name="T1"> and is repeated over the whole day like this </text:span><text:span text:style-name="Source_20_Text"><text:span text:style-name="T2">1 2 3 4 1 2 3 4 1 2 3 ...</text:span></text:span><text:span text:style-name="T1"> If a driver starts and stops at the same stop then that is also repeated. (e.g. route: </text:span><text:span text:style-name="Source_20_Text"><text:span text:style-name="T2">1 2 3 1</text:span></text:span><text:span text:style-name="T1">, day:</text:span><text:span text:style-name="Source_20_Text"><text:span text:style-name="T2">1 2 3 1 1 2 3 1 1 2 ...</text:span></text:span><text:span text:style-name="T1">).</text:span></text:p>
      <text:p text:style-name="P2">All drivers take 1 minute to go from one stop to another and the gossip exchange happens instantly.</text:p>
      <text:p text:style-name="P2">All drivers drive 8 hours a day so you have a maximum of 480 minutes to get all the gossiping around.</text:p>
      <text:h text:style-name="P7" text:outline-level="2">Input Description</text:h>
      <text:p text:style-name="P2">You will receive all the driver routes. Not all drivers have a route of the same length.</text:p>
      <text:h text:style-name="P8" text:outline-level="3"><text:soft-page-break/></text:h>
      <text:h text:style-name="P8" text:outline-level="3"/>
      <text:h text:style-name="P8" text:outline-level="3">Example 1</text:h>
      <text:p text:style-name="P9"><draw:frame draw:style-name="fr1" draw:name="Frame1" text:anchor-type="char" svg:x="0in" svg:width="0.2083in" draw:z-index="0"><draw:text-box fo:min-height="0.0161in"><text:p text:style-name="Text_20_body"/></draw:text-box></draw:frame><text:span text:style-name="T3">3</text:span> <text:span text:style-name="T3">1</text:span> <text:span text:style-name="T3">2</text:span> <text:span text:style-name="T3">3</text:span></text:p>
      <text:p text:style-name="P9"><draw:frame draw:style-name="fr1" draw:name="Frame2" text:anchor-type="char" svg:x="0in" svg:width="0.2083in" draw:z-index="1"><draw:text-box fo:min-height="0.0161in"><text:p text:style-name="Text_20_body"/></draw:text-box></draw:frame><text:span text:style-name="T3">3</text:span> <text:span text:style-name="T3">2</text:span> <text:span text:style-name="T3">3</text:span> <text:span text:style-name="T3">1</text:span> </text:p>
      <text:p text:style-name="P9"><draw:frame draw:style-name="fr1" draw:name="Frame3" text:anchor-type="char" svg:x="0in" svg:width="0.2083in" draw:z-index="2"><draw:text-box fo:min-height="0.0161in"><text:p text:style-name="Text_20_body"/></draw:text-box></draw:frame><text:span text:style-name="T3">4</text:span> <text:span text:style-name="T3">2</text:span> <text:span text:style-name="T3">3</text:span> <text:span text:style-name="T3">4</text:span> <text:span text:style-name="T3">5</text:span></text:p>
      <text:h text:style-name="P8" text:outline-level="3">Example 2</text:h>
      <text:p text:style-name="P9"><draw:frame draw:style-name="fr1" draw:name="Frame4" text:anchor-type="char" svg:x="0in" svg:width="0.2083in" draw:z-index="3"><draw:text-box fo:min-height="0.0161in"><text:p text:style-name="Text_20_body"/></draw:text-box></draw:frame><text:span text:style-name="T3">2</text:span> <text:span text:style-name="T3">1</text:span> <text:span text:style-name="T3">2</text:span></text:p>
      <text:p text:style-name="P9"><draw:frame draw:style-name="fr1" draw:name="Frame5" text:anchor-type="char" svg:x="0in" svg:width="0.2083in" draw:z-index="4"><draw:text-box fo:min-height="0.0161in"><text:p text:style-name="Text_20_body"/></draw:text-box></draw:frame><text:span text:style-name="T3">5</text:span> <text:span text:style-name="T3">2</text:span> <text:span text:style-name="T3">8</text:span></text:p>
      <text:h text:style-name="P7" text:outline-level="2">Output Description</text:h>
      <text:p text:style-name="P2">The number of stops it takes to have all drivers on board with the latest gossips.</text:p>
      <text:h text:style-name="P8" text:outline-level="3">Example 1</text:h>
      <text:p text:style-name="P10"><draw:frame draw:style-name="fr1" draw:name="Frame6" text:anchor-type="char" svg:x="0in" svg:width="0.2083in" draw:z-index="5"><draw:text-box fo:min-height="0.0161in"><text:p text:style-name="Text_20_body"/></draw:text-box></draw:frame>5</text:p>
      <text:h text:style-name="P8" text:outline-level="3">Example 2</text:h>
      <text:p text:style-name="P9"><draw:frame draw:style-name="fr1" draw:name="Frame7" text:anchor-type="char" svg:x="0in" svg:width="0.2083in" draw:z-index="6"><draw:text-box fo:min-height="0.0161in"><text:p text:style-name="Text_20_body"/></draw:text-box></draw:frame>never</text:p>
      <text:p text:style-name="P3"><text:span text:style-name="T1">If there is even one driver who does not have all the gossips by the end of the day, the answer is </text:span><text:span text:style-name="Source_20_Text"><text:span text:style-name="T2">never</text:span></text:span><text:span text:style-name="T1">.</text:span></text:p>
      <text:h text:style-name="P7" text:outline-level="2">Challenge Input</text:h>
      <text:h text:style-name="P8" text:outline-level="3">Input 1</text:h>
      <text:p text:style-name="P9"><draw:frame draw:style-name="fr1" draw:name="Frame8" text:anchor-type="char" svg:x="0in" svg:width="0.2083in" draw:z-index="7"><draw:text-box fo:min-height="0.0161in"><text:p text:style-name="Text_20_body"/></draw:text-box></draw:frame><text:span text:style-name="T3">7</text:span> <text:span text:style-name="T3">11</text:span> <text:span text:style-name="T3">2</text:span> <text:span text:style-name="T3">2</text:span> <text:span text:style-name="T3">4</text:span> <text:span text:style-name="T3">8</text:span> <text:span text:style-name="T3">2</text:span> <text:span text:style-name="T3">2</text:span></text:p>
      <text:p text:style-name="P9"><draw:frame draw:style-name="fr1" draw:name="Frame9" text:anchor-type="char" svg:x="0in" svg:width="0.2083in" draw:z-index="8"><draw:text-box fo:min-height="0.0161in"><text:p text:style-name="Text_20_body"/></draw:text-box></draw:frame><text:span text:style-name="T3">3</text:span> <text:span text:style-name="T3">0</text:span> <text:span text:style-name="T3">11</text:span> <text:span text:style-name="T3">8</text:span></text:p>
      <text:p text:style-name="P9"><draw:frame draw:style-name="fr1" draw:name="Frame10" text:anchor-type="char" svg:x="0in" svg:width="0.2083in" draw:z-index="9"><draw:text-box fo:min-height="0.0161in"><text:p text:style-name="Text_20_body"/></draw:text-box></draw:frame><text:span text:style-name="T3">5</text:span> <text:span text:style-name="T3">11</text:span> <text:span text:style-name="T3">8</text:span> <text:span text:style-name="T3">10</text:span> <text:span text:style-name="T3">3</text:span> <text:span text:style-name="T3">11</text:span></text:p>
      <text:p text:style-name="P9"><draw:frame draw:style-name="fr1" draw:name="Frame11" text:anchor-type="char" svg:x="0in" svg:width="0.2083in" draw:z-index="10"><draw:text-box fo:min-height="0.0161in"><text:p text:style-name="Text_20_body"/></draw:text-box></draw:frame><text:span text:style-name="T3">5</text:span> <text:span text:style-name="T3">9</text:span> <text:span text:style-name="T3">2</text:span> <text:span text:style-name="T3">5</text:span> <text:span text:style-name="T3">0</text:span> <text:span text:style-name="T3">3</text:span></text:p>
      <text:p text:style-name="P9"><draw:frame draw:style-name="fr1" draw:name="Frame12" text:anchor-type="char" svg:x="0in" svg:width="0.2083in" draw:z-index="11"><draw:text-box fo:min-height="0.0161in"><text:p text:style-name="Text_20_body"/></draw:text-box></draw:frame><text:span text:style-name="T3">7</text:span> <text:span text:style-name="T3">4</text:span> <text:span text:style-name="T3">8</text:span> <text:span text:style-name="T3">2</text:span> <text:span text:style-name="T3">8</text:span> <text:span text:style-name="T3">1</text:span> <text:span text:style-name="T3">0</text:span> <text:span text:style-name="T3">5</text:span></text:p>
      <text:p text:style-name="P9"><draw:frame draw:style-name="fr1" draw:name="Frame13" text:anchor-type="char" svg:x="0in" svg:width="0.2083in" draw:z-index="12"><draw:text-box fo:min-height="0.0161in"><text:p text:style-name="Text_20_body"/></draw:text-box></draw:frame><text:span text:style-name="T3">3</text:span> <text:span text:style-name="T3">6</text:span> <text:span text:style-name="T3">8</text:span> <text:span text:style-name="T3">9</text:span></text:p>
      <text:p text:style-name="P9"><draw:frame draw:style-name="fr1" draw:name="Frame14" text:anchor-type="char" svg:x="0in" svg:width="0.2083in" draw:z-index="13"><draw:text-box fo:min-height="0.0161in"><text:p text:style-name="Text_20_body"/></draw:text-box></draw:frame><text:soft-page-break/><text:span text:style-name="T3">4</text:span> <text:span text:style-name="T3">2</text:span> <text:span text:style-name="T3">11</text:span> <text:span text:style-name="T3">3</text:span> <text:span text:style-name="T3">3</text:span></text:p>
      <text:h text:style-name="P8" text:outline-level="3">Input 2</text:h>
      <text:p text:style-name="P9"><draw:frame draw:style-name="fr1" draw:name="Frame15" text:anchor-type="char" svg:x="0in" svg:width="0.2083in" draw:z-index="14"><draw:text-box fo:min-height="0.0161in"><text:p text:style-name="Text_20_body"/></draw:text-box></draw:frame><text:span text:style-name="T3">12</text:span> <text:span text:style-name="T3">23</text:span> <text:span text:style-name="T3">15</text:span> <text:span text:style-name="T3">2</text:span> <text:span text:style-name="T3">8</text:span> <text:span text:style-name="T3">20</text:span> <text:span text:style-name="T3">21</text:span> <text:span text:style-name="T3">3</text:span> <text:span text:style-name="T3">23</text:span> <text:span text:style-name="T3">3</text:span> <text:span text:style-name="T3">27</text:span> <text:span text:style-name="T3">20</text:span> <text:span text:style-name="T3">0</text:span></text:p>
      <text:p text:style-name="P9"><draw:frame draw:style-name="fr1" draw:name="Frame16" text:anchor-type="char" svg:x="0in" svg:width="0.2083in" draw:z-index="15"><draw:text-box fo:min-height="0.0161in"><text:p text:style-name="Text_20_body"/></draw:text-box></draw:frame><text:span text:style-name="T3">21</text:span> <text:span text:style-name="T3">14</text:span> <text:span text:style-name="T3">8</text:span> <text:span text:style-name="T3">20</text:span> <text:span text:style-name="T3">10</text:span> <text:span text:style-name="T3">0</text:span> <text:span text:style-name="T3">23</text:span> <text:span text:style-name="T3">3</text:span> <text:span text:style-name="T3">24</text:span> <text:span text:style-name="T3">23</text:span> <text:span text:style-name="T3">0</text:span> <text:span text:style-name="T3">19</text:span> <text:span text:style-name="T3">14</text:span> <text:span text:style-name="T3">12</text:span> <text:span text:style-name="T3">10</text:span> <text:span text:style-name="T3">9</text:span> <text:span text:style-name="T3">12</text:span> <text:span text:style-name="T3">12</text:span> <text:span text:style-name="T3">11</text:span> <text:span text:style-name="T3">6</text:span> <text:span text:style-name="T3">27</text:span> <text:span text:style-name="T3">5</text:span></text:p>
      <text:p text:style-name="P9"><draw:frame draw:style-name="fr1" draw:name="Frame17" text:anchor-type="char" svg:x="0in" svg:width="0.2083in" draw:z-index="16"><draw:text-box fo:min-height="0.0161in"><text:p text:style-name="Text_20_body"/></draw:text-box></draw:frame><text:span text:style-name="T3">8</text:span> <text:span text:style-name="T3">18</text:span> <text:span text:style-name="T3">27</text:span> <text:span text:style-name="T3">10</text:span> <text:span text:style-name="T3">11</text:span> <text:span text:style-name="T3">22</text:span> <text:span text:style-name="T3">29</text:span> <text:span text:style-name="T3">23</text:span> <text:span text:style-name="T3">14</text:span></text:p>
      <text:p text:style-name="P9"><draw:frame draw:style-name="fr1" draw:name="Frame18" text:anchor-type="char" svg:x="0in" svg:width="0.2083in" draw:z-index="17"><draw:text-box fo:min-height="0.0161in"><text:p text:style-name="Text_20_body"/></draw:text-box></draw:frame><text:span text:style-name="T3">13</text:span> <text:span text:style-name="T3">7</text:span> <text:span text:style-name="T3">14</text:span> <text:span text:style-name="T3">1</text:span> <text:span text:style-name="T3">9</text:span> <text:span text:style-name="T3">14</text:span> <text:span text:style-name="T3">16</text:span> <text:span text:style-name="T3">12</text:span> <text:span text:style-name="T3">0</text:span> <text:span text:style-name="T3">10</text:span> <text:span text:style-name="T3">13</text:span> <text:span text:style-name="T3">19</text:span> <text:span text:style-name="T3">16</text:span> <text:span text:style-name="T3">17</text:span></text:p>
      <text:p text:style-name="P9"><draw:frame draw:style-name="fr1" draw:name="Frame19" text:anchor-type="char" svg:x="0in" svg:width="0.2083in" draw:z-index="18"><draw:text-box fo:min-height="0.0161in"><text:p text:style-name="Text_20_body"/></draw:text-box></draw:frame><text:span text:style-name="T3">24</text:span> <text:span text:style-name="T3">25</text:span> <text:span text:style-name="T3">21</text:span> <text:span text:style-name="T3">4</text:span> <text:span text:style-name="T3">6</text:span> <text:span text:style-name="T3">19</text:span> <text:span text:style-name="T3">1</text:span> <text:span text:style-name="T3">3</text:span> <text:span text:style-name="T3">26</text:span> <text:span text:style-name="T3">11</text:span> <text:span text:style-name="T3">22</text:span> <text:span text:style-name="T3">28</text:span> <text:span text:style-name="T3">14</text:span> <text:span text:style-name="T3">14</text:span> <text:span text:style-name="T3">27</text:span> <text:span text:style-name="T3">7</text:span> <text:span text:style-name="T3">20</text:span> <text:span text:style-name="T3">8</text:span> <text:span text:style-name="T3">7</text:span> <text:span text:style-name="T3">4</text:span> <text:span text:style-name="T3">1</text:span> <text:span text:style-name="T3">8</text:span> <text:span text:style-name="T3">10</text:span> <text:span text:style-name="T3">18</text:span> <text:span text:style-name="T3">21</text:span></text:p>
      <text:p text:style-name="P9"><draw:frame draw:style-name="fr1" draw:name="Frame20" text:anchor-type="char" svg:x="0in" svg:width="0.2083in" draw:z-index="19"><draw:text-box fo:min-height="0.0161in"><text:p text:style-name="Text_20_body"/></draw:text-box></draw:frame><text:span text:style-name="T3">13</text:span> <text:span text:style-name="T3">20</text:span> <text:span text:style-name="T3">26</text:span> <text:span text:style-name="T3">22</text:span> <text:span text:style-name="T3">6</text:span> <text:span text:style-name="T3">5</text:span> <text:span text:style-name="T3">6</text:span> <text:span text:style-name="T3">23</text:span> <text:span text:style-name="T3">26</text:span> <text:span text:style-name="T3">2</text:span> <text:span text:style-name="T3">21</text:span> <text:span text:style-name="T3">16</text:span> <text:span text:style-name="T3">26</text:span> <text:span text:style-name="T3">24</text:span></text:p>
      <text:p text:style-name="P9"><draw:frame draw:style-name="fr1" draw:name="Frame21" text:anchor-type="char" svg:x="0in" svg:width="0.2083in" draw:z-index="20"><draw:text-box fo:min-height="0.0161in"><text:p text:style-name="Text_20_body"/></draw:text-box></draw:frame><text:span text:style-name="T3">6</text:span> <text:span text:style-name="T3">7</text:span> <text:span text:style-name="T3">17</text:span> <text:span text:style-name="T3">2</text:span> <text:span text:style-name="T3">22</text:span> <text:span text:style-name="T3">23</text:span> <text:span text:style-name="T3">21</text:span></text:p>
      <text:p text:style-name="P9"><draw:frame draw:style-name="fr1" draw:name="Frame22" text:anchor-type="char" svg:x="0in" svg:width="0.2083in" draw:z-index="21"><draw:text-box fo:min-height="0.0161in"><text:p text:style-name="Text_20_body"/></draw:text-box></draw:frame><text:span text:style-name="T3">23</text:span> <text:span text:style-name="T3">14</text:span> <text:span text:style-name="T3">22</text:span> <text:span text:style-name="T3">28</text:span> <text:span text:style-name="T3">10</text:span> <text:span text:style-name="T3">23</text:span> <text:span text:style-name="T3">7</text:span> <text:span text:style-name="T3">21</text:span> <text:span text:style-name="T3">3</text:span> <text:span text:style-name="T3">20</text:span> <text:span text:style-name="T3">24</text:span> <text:span text:style-name="T3">23</text:span> <text:span text:style-name="T3">8</text:span> <text:span text:style-name="T3">8</text:span> <text:span text:style-name="T3">21</text:span> <text:span text:style-name="T3">13</text:span> <text:span text:style-name="T3">15</text:span> <text:span text:style-name="T3">6</text:span> <text:span text:style-name="T3">9</text:span> <text:span text:style-name="T3">17</text:span> <text:span text:style-name="T3">27</text:span> <text:span text:style-name="T3">17</text:span> <text:span text:style-name="T3">13</text:span> <text:span text:style-name="T3">14</text:span></text:p>
      <text:p text:style-name="P9"><draw:frame draw:style-name="fr1" draw:name="Frame23" text:anchor-type="char" svg:x="0in" svg:width="0.2083in" draw:z-index="22"><draw:text-box fo:min-height="0.0161in"><text:p text:style-name="Text_20_body"/></draw:text-box></draw:frame><text:span text:style-name="T3">23</text:span> <text:span text:style-name="T3">13</text:span> <text:span text:style-name="T3">1</text:span> <text:span text:style-name="T3">15</text:span> <text:span text:style-name="T3">5</text:span> <text:span text:style-name="T3">16</text:span> <text:span text:style-name="T3">7</text:span> <text:span text:style-name="T3">26</text:span> <text:span text:style-name="T3">22</text:span> <text:span text:style-name="T3">29</text:span> <text:span text:style-name="T3">17</text:span> <text:span text:style-name="T3">3</text:span> <text:span text:style-name="T3">14</text:span> <text:span text:style-name="T3">16</text:span> <text:span text:style-name="T3">16</text:span> <text:span text:style-name="T3">18</text:span> <text:span text:style-name="T3">6</text:span> <text:span text:style-name="T3">10</text:span> <text:span text:style-name="T3">3</text:span> <text:span text:style-name="T3">14</text:span> <text:span text:style-name="T3">10</text:span> <text:span text:style-name="T3">17</text:span> <text:span text:style-name="T3">27</text:span> <text:span text:style-name="T3">25</text:span></text:p>
      <text:p text:style-name="P9"><draw:frame draw:style-name="fr1" draw:name="Frame24" text:anchor-type="char" svg:x="0in" svg:width="0.2083in" draw:z-index="23"><draw:text-box fo:min-height="0.0161in"><text:p text:style-name="Text_20_body"/></draw:text-box></draw:frame><text:span text:style-name="T3">25</text:span> <text:span text:style-name="T3">28</text:span> <text:span text:style-name="T3">5</text:span> <text:span text:style-name="T3">21</text:span> <text:span text:style-name="T3">8</text:span> <text:span text:style-name="T3">10</text:span> <text:span text:style-name="T3">27</text:span> <text:span text:style-name="T3">21</text:span> <text:span text:style-name="T3">23</text:span> <text:span text:style-name="T3">28</text:span> <text:span text:style-name="T3">7</text:span> <text:span text:style-name="T3">20</text:span> <text:span text:style-name="T3">6</text:span> <text:span text:style-name="T3">6</text:span> <text:span text:style-name="T3">9</text:span> <text:span text:style-name="T3">29</text:span> <text:span text:style-name="T3">27</text:span> <text:span text:style-name="T3">26</text:span> <text:span text:style-name="T3">24</text:span> <text:span text:style-name="T3">3</text:span> <text:span text:style-name="T3">12</text:span> <text:span text:style-name="T3">10</text:span> <text:span text:style-name="T3">21</text:span> <text:span text:style-name="T3">10</text:span> <text:span text:style-name="T3">12</text:span> <text:span text:style-name="T3">17</text:span></text:p>
      <text:p text:style-name="P9"><draw:frame draw:style-name="fr1" draw:name="Frame25" text:anchor-type="char" svg:x="0in" svg:width="0.2083in" draw:z-index="24"><draw:text-box fo:min-height="0.0161in"><text:p text:style-name="Text_20_body"/></draw:text-box></draw:frame><text:span text:style-name="T3">26</text:span> <text:span text:style-name="T3">22</text:span> <text:span text:style-name="T3">26</text:span> <text:span text:style-name="T3">13</text:span> <text:span text:style-name="T3">10</text:span> <text:span text:style-name="T3">19</text:span> <text:span text:style-name="T3">3</text:span> <text:span text:style-name="T3">15</text:span> <text:span text:style-name="T3">2</text:span> <text:span text:style-name="T3">3</text:span> <text:span text:style-name="T3">25</text:span> <text:span text:style-name="T3">29</text:span> <text:span text:style-name="T3">25</text:span> <text:span text:style-name="T3">19</text:span> <text:span text:style-name="T3">19</text:span> <text:span text:style-name="T3">24</text:span> <text:span text:style-name="T3">1</text:span> <text:span text:style-name="T3">26</text:span> <text:span text:style-name="T3">22</text:span> <text:span text:style-name="T3">10</text:span> <text:span text:style-name="T3">17</text:span> <text:span text:style-name="T3">19</text:span> <text:span text:style-name="T3">28</text:span> <text:span text:style-name="T3">11</text:span> <text:span text:style-name="T3">22</text:span> <text:span text:style-name="T3">2</text:span> <text:span text:style-name="T3">13</text:span></text:p>
      <text:p text:style-name="P9"><draw:frame draw:style-name="fr1" draw:name="Frame26" text:anchor-type="char" svg:x="0in" svg:width="0.2083in" draw:z-index="25"><draw:text-box fo:min-height="0.0161in"><text:p text:style-name="Text_20_body"/></draw:text-box></draw:frame><text:span text:style-name="T3">8</text:span> <text:span text:style-name="T3">4</text:span> <text:span text:style-name="T3">25</text:span> <text:span text:style-name="T3">15</text:span> <text:span text:style-name="T3">20</text:span> <text:span text:style-name="T3">9</text:span> <text:span text:style-name="T3">11</text:span> <text:span text:style-name="T3">3</text:span> <text:span text:style-name="T3">19</text:span></text:p>
      <text:p text:style-name="P9"><draw:frame draw:style-name="fr1" draw:name="Frame27" text:anchor-type="char" svg:x="0in" svg:width="0.2083in" draw:z-index="26"><draw:text-box fo:min-height="0.0161in"><text:p text:style-name="Text_20_body"/></draw:text-box></draw:frame><text:span text:style-name="T3">24</text:span> <text:span text:style-name="T3">29</text:span> <text:span text:style-name="T3">4</text:span> <text:span text:style-name="T3">17</text:span> <text:span text:style-name="T3">2</text:span> <text:span text:style-name="T3">0</text:span> <text:span text:style-name="T3">8</text:span> <text:span text:style-name="T3">19</text:span> <text:span text:style-name="T3">11</text:span> <text:span text:style-name="T3">28</text:span> <text:span text:style-name="T3">13</text:span> <text:span text:style-name="T3">4</text:span> <text:span text:style-name="T3">16</text:span> <text:span text:style-name="T3">5</text:span> <text:span text:style-name="T3">15</text:span> <text:span text:style-name="T3">25</text:span> <text:span text:style-name="T3">16</text:span> <text:span text:style-name="T3">5</text:span> <text:span text:style-name="T3">6</text:span> <text:span text:style-name="T3">1</text:span> <text:span text:style-name="T3">0</text:span> <text:span text:style-name="T3">19</text:span> <text:span text:style-name="T3">7</text:span> <text:span text:style-name="T3">4</text:span> <text:span text:style-name="T3">6</text:span></text:p>
      <text:p text:style-name="P9"><draw:frame draw:style-name="fr1" draw:name="Frame28" text:anchor-type="char" svg:x="0in" svg:width="0.2083in" draw:z-index="27"><draw:text-box fo:min-height="0.0161in"><text:p text:style-name="Text_20_body"/></draw:text-box></draw:frame><text:span text:style-name="T3">16</text:span> <text:span text:style-name="T3">25</text:span> <text:span text:style-name="T3">15</text:span> <text:span text:style-name="T3">17</text:span> <text:span text:style-name="T3">20</text:span> <text:span text:style-name="T3">27</text:span> <text:span text:style-name="T3">1</text:span> <text:span text:style-name="T3">11</text:span> <text:span text:style-name="T3">1</text:span> <text:span text:style-name="T3">18</text:span> <text:span text:style-name="T3">14</text:span> <text:span text:style-name="T3">23</text:span> <text:span text:style-name="T3">27</text:span> <text:span text:style-name="T3">25</text:span> <text:span text:style-name="T3">26</text:span> <text:span text:style-name="T3">17</text:span> <text:span text:style-name="T3">1</text:span></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22:52:46.063451883</meta:creation-date>
    <dc:date>2016-09-28T22:54:21.872379245</dc:date>
    <meta:editing-duration>PT1M35S</meta:editing-duration>
    <meta:editing-cycles>2</meta:editing-cycles>
    <meta:generator>LibreOffice/5.1.5.2$Linux_X86_64 LibreOffice_project/10$Build-2</meta:generator>
    <meta:document-statistic meta:table-count="0" meta:image-count="0" meta:object-count="0" meta:page-count="3" meta:paragraph-count="49" meta:word-count="590" meta:character-count="2157" meta:non-whitespace-character-count="1613"/>
  </office:meta>
</office:document-meta>
</file>